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6pt" style:font-size-asian="36pt" style:font-size-complex="36pt"/>
    </style:style>
    <style:style style:name="T10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 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9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10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10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3-29T18:56:09.456000000</dc:date>
    <meta:document-statistic meta:object-count="283"/>
  </office:meta>
</office:document-meta>
</file>